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7221c" officeooo:paragraph-rsid="0007221c" style:font-weight-asian="bold" style:font-weight-complex="bold"/>
    </style:style>
    <style:style style:name="P2" style:family="paragraph" style:parent-style-name="Standard">
      <style:text-properties style:font-name="Arial" fo:font-weight="bold" officeooo:rsid="0007221c" officeooo:paragraph-rsid="00075367" style:font-weight-asian="bold" style:font-weight-complex="bold"/>
    </style:style>
    <style:style style:name="P3" style:family="paragraph" style:parent-style-name="Standard">
      <style:text-properties style:font-name="Arial" fo:font-weight="bold" officeooo:rsid="00075367" officeooo:paragraph-rsid="00075367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officeooo:rsid="0007221c" officeooo:paragraph-rsid="0007221c" style:font-weight-asian="bold" style:font-weight-complex="bold"/>
    </style:style>
    <style:style style:name="P5" style:family="paragraph" style:parent-style-name="Standard">
      <style:text-properties style:font-name="Arial" fo:font-size="16pt" style:text-underline-style="solid" style:text-underline-width="auto" style:text-underline-color="font-color" fo:font-weight="bold" officeooo:rsid="0007221c" officeooo:paragraph-rsid="0007221c" style:font-size-asian="16pt" style:font-weight-asian="bold" style:font-size-complex="16pt" style:font-weight-complex="bold"/>
    </style:style>
    <style:style style:name="P6" style:family="paragraph" style:parent-style-name="Standard">
      <style:text-properties style:font-name="Arial" style:text-underline-style="none" fo:font-weight="normal" officeooo:rsid="00076a15" officeooo:paragraph-rsid="00076a15" style:font-weight-asian="normal" style:font-weight-complex="normal"/>
    </style:style>
    <style:style style:name="P7" style:family="paragraph" style:parent-style-name="Standard">
      <style:text-properties style:font-name="Arial" fo:font-size="12pt" style:text-underline-style="none" fo:font-weight="normal" officeooo:rsid="00076a15" officeooo:paragraph-rsid="00076a15" style:font-size-asian="12pt" style:font-weight-asian="normal" style:font-size-complex="12pt" style:font-weight-complex="normal"/>
    </style:style>
    <style:style style:name="T1" style:family="text">
      <style:text-properties officeooo:rsid="00075367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Zátop:</text:p>
      <text:p text:style-name="P7">Tlačítko zmáčknout při zatápění. (zapne ventilátor)</text:p>
      <text:p text:style-name="P7">Pokud kotel vyhasíná, zmáčknout při přiložení.</text:p>
      <text:p text:style-name="P1"><text:tab/><text:tab/>= <text:tab/>STOP, vyhasnuto</text:p>
      <text:p text:style-name="P1">– <text:s/>– <text:s/>– <text:s/>– <text:s/>– <text:s text:c="2"/>= <text:s/><text:tab/>Zátop</text:p>
      <text:p text:style-name="P1">. . . . . . . . . . <text:s/>= <text:s/><text:tab/>Potřebuje přiložit – vyhasíná</text:p>
      <text:p text:style-name="P1">__________ = <text:tab/>Topí</text:p>
      <text:p text:style-name="P1"/>
      <text:p text:style-name="P1"/>
      <text:p text:style-name="P4"><text:span text:style-name="T3">Boiler</text:span>:</text:p>
      <text:p text:style-name="P6">Tlačítko vypne/zapne, topení do boileru. Defaultně topí automaticky.</text:p>
      <text:p text:style-name="P1"><text:tab/><text:tab/>= <text:tab/><text:span text:style-name="T1">Nebude topit do boileru</text:span></text:p>
      <text:p text:style-name="P1">– <text:s/>– <text:s/>– <text:s/>– <text:s/>– <text:s text:c="2"/>= <text:s/><text:tab/><text:span text:style-name="T1">Čeká až bude dostatečná teplota na kotli</text:span></text:p>
      <text:p text:style-name="P1">. . . . . . . . . . <text:s/>= <text:s/><text:tab/><text:span text:style-name="T1">Topí do boileru</text:span></text:p>
      <text:p text:style-name="P1">__________ = <text:tab/><text:span text:style-name="T1">Boiler je už natopený</text:span></text:p>
      <text:p text:style-name="P1"/>
      <text:p text:style-name="P1"/>
      <text:p text:style-name="P1"/>
      <text:p text:style-name="P3">Legenda pro LED</text:p>
      <text:p text:style-name="P2"><text:tab/><text:tab/>= <text:tab/><text:span text:style-name="T1">nesvítí</text:span></text:p>
      <text:p text:style-name="P2">– <text:s/>– <text:s/>– <text:s/>– <text:s/>– <text:s text:c="2"/>= <text:s/><text:tab/><text:span text:style-name="T1">bliká pomalu</text:span></text:p>
      <text:p text:style-name="P2">. . . . . . . . . . <text:s/>= <text:s/><text:tab/><text:span text:style-name="T1">bliká rychle</text:span></text:p>
      <text:p text:style-name="P2">__________ = <text:s/><text:tab/><text:span text:style-name="T1">trvale svítí</text:span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11:21:57.152000000</meta:creation-date>
    <dc:date>2019-09-29T15:18:44.330000000</dc:date>
    <meta:editing-duration>PT3H46M36S</meta:editing-duration>
    <meta:editing-cycles>4</meta:editing-cycles>
    <meta:generator>LibreOffice/6.2.5.2$Windows_X86_64 LibreOffice_project/1ec314fa52f458adc18c4f025c545a4e8b22c159</meta:generator>
    <meta:print-date>2019-09-29T12:50:54.668000000</meta:print-date>
    <meta:document-statistic meta:table-count="0" meta:image-count="0" meta:object-count="0" meta:page-count="1" meta:paragraph-count="18" meta:word-count="102" meta:character-count="581" meta:non-whitespace-character-count="435"/>
  </office:meta>
</office:document-meta>
</file>